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5693in" fo:break-before="auto" style:use-optimal-row-height="fals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2.0417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1.8862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c9ba4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fo:background-color="transparent"/>
      <style:text-properties fo:color="#80008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 fo:wrap-option="wrap"/>
      <style:text-properties fo:color="#2a609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81d41a"/>
      <style:text-properties fo:color="#00a9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81d41a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80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a933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vertical-align="middle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72f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6666"/>
      <style:text-properties fo:color="#800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ce41"/>
        <table:table-column table:style-name="co5" table:default-cell-style-name="ce41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MINISHELL 🐚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2" table:number-rows-spanned="20">
            <text:p>⚠️⚠️⚠️⚠️⚠️⚠️⚠️⚠️⚠️⚠️⚠️</text:p>
            <text:p/>
            <text:p>ATTENTION</text:p>
            <text:p>Les comportements presents dans cet Excel ne sont pas tous a gerer dans la Mandatory du projet Minishell !</text:p>
            <text:p>Ne vous mettez pas la pression pour essayer de tous les gerer !</text:p>
            <text:p>Verifiez juste pour ces cas non gerables s'ils ne Segfault pas, ou n'effectuent pas un comportement suspect !</text:p>
            <text:p>Utilisez votre bon sens pour exploiter au mieux ce document et faire un Minishell pas trop ambitieux, selon votre situation du projet.</text:p>
            <text:p>(Par contre, si vous etes chauds pour tout gerer, GG a vous !)</text:p>
            <text:p/>
            <text:p/>
            <text:p>Bon courage et n'hesitez pas a m'envoyer un MP si besoin ! </text:p>
            <text:p/>
            <text:p/>
            <text:p>(GitHub : vietdu91 / Discord : vietdu91#6048 / Intra : emtran)</text:p>
            <text:p/>
            <text:p>⚠️⚠️⚠️⚠️⚠️⚠️⚠️⚠️⚠️⚠️⚠️</text:p>
          </table:table-cell>
          <table:covered-table-cell table:number-columns-repeated="11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1">
          <table:covered-table-cell table:number-columns-repeated="12"/>
          <table:table-cell table:style-name="ce4" table:number-columns-repeated="19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2" table:number-rows-spanned="1">
            <text:p>Gestion des comportements</text:p>
          </table:table-cell>
          <table:covered-table-cell table:style-name="ce6"/>
          <table:covered-table-cell table:style-name="ce35"/>
          <table:covered-table-cell table:number-columns-repeated="2" table:style-name="ce16"/>
          <table:covered-table-cell table:number-columns-repeated="7" table:style-name="ce35"/>
          <table:table-cell table:style-name="ce31" table:number-columns-repeated="19"/>
          <table:table-cell table:style-name="ce35" table:number-columns-repeated="993"/>
        </table:table-row>
        <table:table-row table:style-name="ro3"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test.c</text:p>
          </table:table-cell>
          <table:table-cell table:style-name="ce8" table:number-columns-spanned="1" table:number-rows-spanned="2"/>
          <table:table-cell table:style-name="ce17" office:value-type="string" calcext:value-type="string">
            <text:p>A faire</text:p>
          </table:table-cell>
          <table:table-cell table:style-name="ce20" office:value-type="string" calcext:value-type="string">
            <text:p>Test Parsing</text:p>
          </table:table-cell>
          <table:table-cell table:style-name="ce55" office:value-type="string" calcext:value-type="string">
            <text:p>A tester</text:p>
          </table:table-cell>
          <table:table-cell table:style-name="ce55" office:value-type="string" calcext:value-type="string">
            <text:p>Leaks ?</text:p>
          </table:table-cell>
          <table:table-cell table:style-name="ce55" office:value-type="string" calcext:value-type="string">
            <text:p>Fonctionne</text:p>
          </table:table-cell>
          <table:table-cell table:style-name="ce55" office:value-type="string" calcext:value-type="string" table:number-columns-spanned="1" table:number-rows-spanned="2">
            <text:p>Comportement decide</text:p>
          </table:table-cell>
          <table:table-cell table:style-name="ce55" office:value-type="string" calcext:value-type="string" table:number-columns-spanned="1" table:number-rows-spanned="2">
            <text:p>Comportement attendu</text:p>
          </table:table-cell>
          <table:table-cell table:style-name="ce55" office:value-type="string" calcext:value-type="string" table:number-columns-spanned="1" table:number-rows-spanned="2">
            <text:p>Sortie d'exit (echo $?)</text:p>
          </table:table-cell>
          <table:table-cell table:style-name="ce55" office:value-type="string" calcext:value-type="string" table:number-columns-spanned="1" table:number-rows-spanned="2">
            <text:p>Notes</text:p>
          </table:table-cell>
          <table:table-cell table:style-name="ce8" table:number-columns-repeated="19"/>
          <table:table-cell table:style-name="ce32" table:number-columns-repeated="993"/>
        </table:table-row>
        <table:table-row table:style-name="ro1">
          <table:covered-table-cell table:number-columns-repeated="3"/>
          <table:table-cell table:style-name="ce18" office:value-type="string" calcext:value-type="string">
            <text:p>X</text:p>
          </table:table-cell>
          <table:table-cell table:style-name="ce18"/>
          <table:table-cell table:style-name="ce1"/>
          <table:table-cell table:number-columns-repeated="2" table:style-name="ce1" office:value-type="string" calcext:value-type="string">
            <text:p>OK KO</text:p>
          </table:table-cell>
          <table:covered-table-cell table:number-columns-repeated="4"/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57">
            <text:p>CARACTERES A LA VOLEE (SYNTAXE) 🌦</text:p>
          </table:table-cell>
          <table:table-cell table:style-name="ce33" office:value-type="string" calcext:value-type="string">
            <text:p>$&gt; \n (touche entrée)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$&gt;</text:p>
          </table:table-cell>
          <table:table-cell table:style-name="ce1" office:value-type="string" calcext:value-type="string">
            <text:p>Exit de l'ancienne commande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espaces]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[que des tabulations]</text:p>
          </table:table-cell>
          <table:table-cell table:style-name="ce4" office:value-type="string" calcext:value-type="string">
            <text:p>x faire une tab : ctrl+v lacher puis tab</text:p>
          </table:table-cell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l + V + Tab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: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"#"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!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3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&lt;&gt;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covered-table-cell/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6">
          <table:covered-table-cell/>
          <table:table-cell table:style-name="ce33" office:value-type="string" calcext:value-type="string">
            <text:p>$&gt; 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7">
          <table:covered-table-cell/>
          <table:table-cell table:style-name="ce33" office:value-type="string" calcext:value-type="string">
            <text:p>$&gt; &gt;&gt;&gt;&gt;&gt;&gt;&gt;&gt;&gt;&gt;&gt;&gt;&gt;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&lt;&lt;&lt;&lt;&lt;&lt;&lt;&lt;&lt;&lt;&lt;&lt;&l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&gt; &gt; 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&gt;&gt; &gt;&gt; &gt;&gt; &gt;&g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&lt;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./../../../../..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/////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//////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\\\\\\\\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\\\\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-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aussi pour "_@°]=+£$?"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metacharacters "&amp;();"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|||||||||||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|&gt;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amp;&amp;&amp;&amp;&amp;&amp;&amp;&amp;&amp;&amp;&amp;&amp;&amp;&amp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;;;;;;;;;;;;;;;</text:p>
          </table:table-cell>
          <table:table-cell table:style-name="ce11" office:value-type="string" calcext:value-type="string">
            <text:p>NON GERE</text:p>
          </table:table-cell>
          <table:table-cell table:style-name="ce19"/>
          <table:table-cell table:style-name="ce24" office:value-type="string" calcext:value-type="string">
            <text:p>NON GER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;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( (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''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rashtest.c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Docs/attest.catio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*/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*/*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 S'il n'y aucun dossier à l'intérieur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: filename argument required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!\ A gerer comme une erreur 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4ABC=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4ABC=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Makefil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114">
            <text:p>ECHO 🎉</text:p>
          </table:table-cell>
          <table:table-cell table:style-name="ce33" office:value-type="string" calcext:value-type="string">
            <text:p>$&gt;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"-n" 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n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n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\n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n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gerer ?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 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"''echo hola""'''' que""'' tal""''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 MAUVAIS echo doit avoir type 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 Hola Que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Que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p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p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n-nnn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-nnn -nnn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 hola 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hola 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-nnn-nnnn</text:p>
          </table:table-cell>
          <table:table-cell table:style-name="ce4"/>
          <table:table-cell table:style-name="ce19"/>
          <table:table-cell table:style-name="ce21"/>
          <table:table-cell table:style-name="ce4"/>
          <table:table-cell table:style-name="ce1" table:number-columns-repeated="3"/>
          <table:table-cell table:style-name="ce1" office:value-type="string" calcext:value-type="string">
            <text:p>-nnn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nn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nn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 --------nnn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--------nnnn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</text:p>
          </table:table-cell>
          <table:table-cell table:style-name="ce12" office:value-type="string" calcext:value-type="string" table:number-columns-spanned="1" table:number-rows-spanned="7">
            <text:p>Pas encore gere dans echo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?$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/>
          <table:table-cell table:style-name="ce30"/>
          <table:table-cell table:style-name="ce1"/>
          <table:table-cell table:style-name="ce1" office:value-type="string" calcext:value-type="string">
            <text:p>0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? | echo $? | echo $?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:$=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:$=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 $ "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 $ ' | cat -e</text:p>
          </table:table-cell>
          <table:covered-table-cell table:style-name="ce13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\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my shit terminal is [$TERM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xterm-256color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my shit terminal is [$TERM4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my shit terminal is [$TERM4]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my shit terminal is [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UID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HOME9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tous les caractères alphanumériques de l'ASCII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9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HOME%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pour les autres caractères (ponctuation, caractères non-ASCII, etc.)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UID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000/home/vietdu91%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Le path de mon HOME est $HOME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e path de mon HOME est 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$USER$var\$USER$USER\$USERtest$USER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USERvietdu91$USERtest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 ne pas gerer si '\' non gere :</text:p>
            <text:p>Doit sortir : vietdu91vietdu91vietdu91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$hola*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nnn $hola</text:p>
          </table:table-cell>
          <table:table-cell table:style-name="ce1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&gt; 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| 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echo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echoE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echo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echo.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echo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echo&lt;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&gt;echo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echo|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|echo -n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'*'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D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s Dockers Drawing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Z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*Z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t hola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*t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*hola 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*hola 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$hola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HOME*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$""</text:p>
          </table:table-cell>
          <table:table-cell table:style-name="ce4"/>
          <table:table-cell table:style-name="ce19"/>
          <table:table-cell table:style-name="ce23" office:value-type="string" calcext:value-type="string">
            <text:p>$ en type 5 au lieu de 0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ME"</text:p>
          </table:table-cell>
          <table:table-cell table:style-name="ce4"/>
          <table:table-cell table:style-name="ce19"/>
          <table:table-cell table:style-name="ce25" office:value-type="string" calcext:value-type="string" table:number-columns-spanned="1" table:number-rows-spanned="3">
            <text:p>A TESTER POUR VOIR COMMENT GERER DANS 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'HOME</text:p>
          </table:table-cell>
          <table:table-cell table:style-name="ce4"/>
          <table:table-cell table:style-name="ce19"/>
          <table:covered-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"HOME</text:p>
          </table:table-cell>
          <table:table-cell table:style-name="ce4"/>
          <table:table-cell table:style-name="ce19"/>
          <table:covered-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HO"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HO'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HO""M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$HO''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echo "'$HO''ME'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''ME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⚠️ Il y a bien 3 singles quotes avant le ME. Je ne sais pas pourquoi Excel tronque à l'affichage le 3e quot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""M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''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ME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$"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=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=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"HOLA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$'HOLA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$DONTEXIST Hola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ho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h'o'la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'h'o'la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'o'la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"h'o'la"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'hola'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'hola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'hola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"hola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hola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'''ho"''''l"a'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"l"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"""""""""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'''''''''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''''''''''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''''''''''''</text:p>
          </table:table-cell>
          <table:table-cell table:style-name="ce4"/>
          <table:table-cell table:style-name="ce19"/>
          <table:table-cell table:style-name="ce27" office:value-type="string" calcext:value-type="string">
            <text:p>ATTENTION AU TYPE 5 POUR HOLA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'""""""""""'</text:p>
          </table:table-cell>
          <table:table-cell table:style-name="ce4"/>
          <table:table-cell table:style-name="ce19"/>
          <table:table-cell table:style-name="ce27"/>
          <table:table-cell table:style-name="ce4"/>
          <table:table-cell table:style-name="ce1" table:number-columns-repeated="3"/>
          <table:table-cell table:style-name="ce1" office:value-type="string" calcext:value-type="string">
            <text:p>hola"""""""""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"cho 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'cho 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"" 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""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"e"'c'ho 'b'"o"nj"o"'u'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""e"'c'ho 'b'"o"nj"o"'u'r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'c'ho 'b'onjo'u'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Makefil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"Makefil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cho "$DONTEXIST" "Makefile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Makefi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tention a l'espace avan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10">
            <text:p>💰</text:p>
          </table:table-cell>
          <table:table-cell table:style-name="ce33" office:value-type="string" calcext:value-type="string">
            <text:p>$&gt; $?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Renvoie le code de retour du dernier pipeline exécuté à l'avant-pla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?$?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00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?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?/home/vietdu91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$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HOME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/home/vietdu91: Is a directory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$HOMEdskjhfkdshfsd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"$HOMEdskjhfkdshfsd"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'$HOMEdskjhfkdshfsd'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MEsddfddfssfdf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$DONTEXIST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d'un variable inexistant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$LESS$VAR</text:p>
          </table:table-cell>
          <table:table-cell table:style-name="ce4"/>
          <table:table-cell table:style-name="ce19"/>
          <table:table-cell table:style-name="ce52"/>
          <table:table-cell table:style-name="ce4"/>
          <table:table-cell table:style-name="ce1" table:number-columns-repeated="3"/>
          <table:table-cell table:style-name="ce1" office:value-type="string" calcext:value-type="string">
            <text:p>bash: -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0">
            <text:p>SIGNAUX 🛰</text:p>
          </table:table-cell>
          <table:table-cell table:style-name="ce33" office:value-type="string" calcext:value-type="string">
            <text:p>$&gt; 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holaCtlr-C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| rev(faire Ctlr-C apres avoir fait plusieurs fois [ENTREE]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ort du programme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D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hola Ctlr-\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hola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(faire Ctlr-\ apres avoir fait plusieurs fois [ENTREE])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tlr-Z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C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C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D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sleep 3 | sleep 3 | sleep 3 (faire Ctlr-\ une seconde apres)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^\Quit (core dumped)</text:p>
            <text:p>$&gt;</text:p>
          </table:table-cell>
          <table:table-cell table:style-name="ce1" office:value-type="float" office:value="131" calcext:value-type="float">
            <text:p>13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13">
            <text:p>🛫 ENV &amp; EXPORT &amp; UNSET 🛬</text:p>
          </table:table-cell>
          <table:table-cell table:style-name="ce33" office:value-type="string" calcext:value-type="string"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hola que ta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ʻhola’: No such file or directory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env env env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une seule fois env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nv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 ./Makefile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nv: ‘./Makefile’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2">
          <table:covered-table-cell/>
          <table:table-cell table:style-name="ce33" office:value-type="string" calcext:value-type="string"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Hola n'existe pas dans env mais il existe dans export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9hey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Hola9hey</text:p>
            <text:p>export PATH="..."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$DONT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export HOME="/home/vietdu91"</text:p>
            <text:p>export PATH="...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cas ou la variable n'existe pas et n'est pas importe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| grep "HOME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HOME="/home/vietdu9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%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%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0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?=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?=2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9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9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9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9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__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__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_HO_LA_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_HO_LA_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@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HOL@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 où le nom de variable ne contient pas de lettres, ni de chiffres, ni d'underscor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~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~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--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--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-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A-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-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-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.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.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\\\$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\$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\\\\LA=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\\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}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}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{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{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*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*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#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#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@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@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!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LA=bonjour: event not found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$?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0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+HOL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+HOL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+A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HOL+A=bonjour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+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"+=" s'ajoute au contenu de la variabl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HOLA=bon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 =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bonjour’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 =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ʻ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 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 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soir</text:p>
            <text:p>$&gt; export HOLA=bonretour</text:p>
            <text:p>$&gt; export 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$HOME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$HOME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$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Le cas où la variable "$jour"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\\jour</text:p>
            <text:p>$&gt; env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\jour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(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pour les caractères : ()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()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&amp;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Marche pour les caractères : &amp;|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@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bon;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!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jour: event not found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"jour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$USER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Avietdu91=bonjour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HOLA=bonjour"=casse-toi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=bonjour=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bonjour BYE=casse-toi</text:p>
            <text:p>$&gt; echo $HOLA et $BY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et casse-toi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$HOL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" </text:p>
            <text:p>$&gt; echo $HOLA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onjour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-n bonjour " </text:p>
            <text:p>$&gt; echo $HOLA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onjour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bonjour "/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'"'</text:p>
            <text:p>$&gt; echo " $HOLA "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" 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at</text:p>
            <text:p>$&gt; c$HOLA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cela 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HOLA=bonjour</text:p>
            <text:p>$&gt; env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cat Makefile | grep NAME" 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at Makefile | grep NA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hey </text:p>
            <text:p>$&gt; echo $HOLA$HOLA$HOLA=hey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eyheyhey=heyhe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$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"""$HOLA""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"$HOLA" | cat -e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HOLA=" bonjour hey " </text:p>
            <text:p>$&gt; echo wesh""$HOLA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 bonjour hey 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!\ Bien supprimer les espaces en trop au debut et a la fin du string d'export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$""HOLA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 bonjour hey " </text:p>
            <text:p>$&gt; echo wesh$"HOLA HOLA".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weshHOLA HOLA.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" hola et $HOLA"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' hola et $HOLA'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$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bonjour</text:p>
            <text:p>$&gt; export HOLA=" hola et $HOLA"$HOLA</text:p>
            <text:p>$&gt; echo $HOLA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ola et bonjourbonj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ls -l - a"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 -l - 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HOLA="s -la" </text:p>
            <text:p>$&gt; l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s -la" </text:p>
            <text:p>$&gt; l"$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 -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s -la" </text:p>
            <text:p>$&gt; l'$HOLA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$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HOLA="l" </text:p>
            <text:p>$&gt; $HOLA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"l" </text:p>
            <text:p>$&gt; "$HOLA"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=A=bonjour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l" </text:p>
            <text:p>$&gt; '$HOLA'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$HOLA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=A=""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HOL=A=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TE+S=T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TE+S=T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=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''='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="="=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'='='=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==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HOLA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"$HOLA"'$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$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"$HOLA""$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"HOLA"$"BYE"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p</text:p>
            <text:p>$&gt; export BYE=w</text:p>
            <text:p>$&gt; $'HOLA'$'BYE'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BYEd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-n</text:p>
            <text:p>$&gt; "echo $HOLA" hey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o -n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A=1 B=2 C=3 D=4 E=5 F=6 G=7 H=8</text:p>
            <text:p>$&gt; echo "$A'$B"'$C"$D'$E'"$F'"'$G'$H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1'2$C"$D5"$F'7'8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HOLA=bonjour</text:p>
            <text:p>$&gt; env</text:p>
            <text:p>$&gt; unset HOLA</text:p>
            <text:p>$&gt; unset HOLA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PATH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"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INEXISTAN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 où la variable n'existe pa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PWD</text:p>
            <text:p>$&gt; env | grep 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pwd</text:p>
            <text:p>$&gt; unset PWD</text:p>
            <text:p>$&gt; env | grep PWD</text:p>
            <text:p>$&gt; cd $PWD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$&gt;</text:p>
            <text:p>$&gt;</text:p>
            <text:p>/home/vietdu91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OLDPWD</text:p>
            <text:p>$&gt; env | grep 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9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9HOL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A HOL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?A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 unset bien HOLA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table-cell table:style-name="ce4"/>
          <table:table-cell table:style-name="ce33" office:value-type="string" calcext:value-type="string">
            <text:p>$&gt; unset HOL?A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HOLA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A=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\\\\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\\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;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A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.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.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+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+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=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=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{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{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}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}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-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-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-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-H: invalid option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_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*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*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#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#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4"/>
          <table:table-cell table:style-name="ce33" office:value-type="string" calcext:value-type="string">
            <text:p>$&gt; unset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 va unset le contenu de $HOLA, c'est-a-dire la variable bonjour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$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/home/vietdu91/42_works/minishell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@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@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!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!A: event not found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^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^A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4"/>
          <table:table-cell table:style-name="ce33" office:value-type="string" calcext:value-type="string">
            <text:p>$&gt; unset HOL$?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nset prend en compte le contenu de $?, c'est-a-dire qu'il lit HOL0A ou HOL127A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HOL\~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HOL~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unset "" HOLA</text:p>
            <text:p>$&gt; env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': not a valid identifier</text:p>
            <text:p>$&gt;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1" office:value-type="string" calcext:value-type="string">
            <text:p>HOLA sera quand meme unset !!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PATH</text:p>
            <text:p>$&gt; echo $PATH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unset PATH</text:p>
            <text:p>$&gt; cat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at: No such file or directory</text:p>
            <text:p>$&gt;</text:p>
          </table:table-cell>
          <table:table-cell table:style-name="ce1" office:value-type="string" calcext:value-type="string"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======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======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unset ++++++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unset: `++++++': not a valid identifier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______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unse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sud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xport hola | unset hola | echo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4">
            <text:p>FICHIERS BINAIRES 0️⃣ 1️⃣</text:p>
          </table:table-cell>
          <table:table-cell table:style-name="ce33" office:value-type="string" calcext:value-type="string">
            <text:p>$&gt; /bin/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bin/echo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/bin/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PATH=...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/bin/cd Deskto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/bin/cd: No such file or directory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table-cell table:style-name="ce3" office:value-type="string" calcext:value-type="string" table:number-columns-spanned="1" table:number-rows-spanned="2">
            <text:p>HISTORIQUE 🏦</text:p>
          </table:table-cell>
          <table:table-cell table:style-name="ce33" office:value-type="string" calcext:value-type="string">
            <text:p>$&gt; histor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ffiche les 500 dernières commande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[touche du haut]</text:p>
          </table:table-cell>
          <table:table-cell table:style-name="ce4"/>
          <table:table-cell table:style-name="ce19"/>
          <table:table-cell table:style-name="ce28"/>
          <table:table-cell table:style-name="ce4"/>
          <table:table-cell table:style-name="ce1" table:number-columns-repeated="3"/>
          <table:table-cell table:style-name="ce1" office:value-type="string" calcext:value-type="string">
            <text:p>$&gt; clear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Defile l'historiqu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71">
            <text:p>CD 💿 PWD</text:p>
          </table:table-cell>
          <table:table-cell table:style-name="ce33" office:value-type="string" calcext:value-type="string"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$PWD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p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---p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-- p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pwd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'affiche qu'une foi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ls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doit se retrouver dans le dossier défini par $HOME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'user reste dans le même dossier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/././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 se retrouve au dossier précédent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/././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srcs obj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e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'tc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e"tc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etc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s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sr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akefile: Not a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../../../../../../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/./../.././../bin/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.././../.././../bin/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d /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'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///////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'////////'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che aussi avec les double quotes</text:p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/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/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_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_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cd 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OLD_PWD</text:p>
            <text:p>$OLD_PWD et $PWD sont inversés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cd --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tourne à $HOME</text:p>
            <text:p>$OLD_PWD et $PWD sont inversés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---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--: invalid option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$HOME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$HOME/42_work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"$PWD/srcs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/src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'$PWD/srcs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$PWD/src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unset HOME</text:p>
            <text:p>$&gt; cd $HOM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unset HOME</text:p>
            <text:p>$&gt; export HOME=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unset HOME</text:p>
            <text:p>$&gt; export HOME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minishell Docs crashtest.c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$?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~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d ~/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~/ | echo $?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'il n'y a qu'un seul doss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minishell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n'y a qu'un seul fichier et rien d'autr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*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'il y au moins deux éléments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 ..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/a/b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mkdir a/b</text:p>
            <text:p>$&gt; cd a/b</text:p>
            <text:p>$&gt; rm -r ../../a</text:p>
            <text:p>$&gt; cd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</text:p>
            <text:p>$&gt;</text:p>
            <text:p>/home/vietdu91/42_works/minishell/a/b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mkdir a</text:p>
            <text:p>$&gt; cd a</text:p>
            <text:p>$&gt; rm -r ../a</text:p>
            <text:p>$&gt; echo $PWD</text:p>
            <text:p>$&gt; echo $OLD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./../../home/vietdu91/42_works/minishell/a</text:p>
            <text:p>$&gt;</text:p>
            <text:p>../../..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CDPATH=/</text:p>
            <text:p>$&gt; cd $HOME/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CDPATH=/</text:p>
            <text:p>$&gt; cd home/vietdu91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port CDPATH=./</text:p>
            <text:p>$&gt; cd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port CDPATH=./</text:p>
            <text:p>$&gt; cd .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A gerer ?</text:p>
            <text:p>/home/vietdu91/42_work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3" office:value-type="string" calcext:value-type="string" table:number-columns-spanned="1" table:number-rows-spanned="14">
            <text:p>BÂTARDS 🖕</text:p>
          </table:table-cell>
          <table:table-cell table:style-name="ce33" office:value-type="string" calcext:value-type="string">
            <text:p>$&gt; chmod 000 minishell</text:p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inishell 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./Makefil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Makefile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./minishel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lance le Minishell</text:p>
            <text:p>Il faut donc 2 fois exit pour exit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| grep SHLVL</text:p>
            <text:p>$&gt; ./minishell</text:p>
            <text:p>$&gt; env | grep SHLVL</text:p>
            <text:p>$&gt; exit</text:p>
            <text:p>$&gt; env | grep SHLVL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touch hola</text:p>
            <text:p>$&gt; ./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/hola: Permission denied</text:p>
            <text:p>$&gt;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|"wc" -l</text:p>
          </table:table-cell>
          <table:table-cell table:style-name="ce4"/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66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nv|"wc "-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wc -l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r 1 + 1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2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r $? + $?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0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it la somme de la valeur de $?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nv -i ./minishell</text:p>
            <text:p>$&gt; en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nv -i ./minishell</text:p>
            <text:p>$&gt; expor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-i ./minishell</text:p>
            <text:p>$&gt; c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HOME not set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-i ./minishell</text:p>
            <text:p>$&gt; cd ~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46">
            <text:p>EXIT ⛔</text:p>
          </table:table-cell>
          <table:table-cell table:style-name="ce33" office:value-type="string" calcext:value-type="string">
            <text:p>$&gt;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exit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666 666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666 hola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hola 666 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hola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3" calcext:value-type="float">
            <text:p>3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4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2" calcext:value-type="float">
            <text:p>25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00000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14" calcext:value-type="float">
            <text:p>21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25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3" calcext:value-type="float">
            <text:p>253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69 -9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too many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++++++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++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------0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--0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"666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----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---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++++666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++++666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6'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it '2'66'32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che aussi pour les double quot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"'666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'666'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'"666"'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"666"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+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'666'"666"666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9223372036854775807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255" calcext:value-type="float">
            <text:p>255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9223372036854775808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it -9223372036854775808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~/minishell 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xit -9223372036854775809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exit</text:p>
            <text:p>bash: exit: -9223372036854775809: numeric argument required</text:p>
            <text:p>~/minishell 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table-cell table:style-name="ce3" office:value-type="string" calcext:value-type="string" table:number-columns-spanned="1" table:number-rows-spanned="48">
            <text:p>PIPES 🚬</text:p>
          </table:table-cell>
          <table:table-cell table:style-name="ce33" office:value-type="string" calcext:value-type="string">
            <text:p>$&gt; cat | cat | ca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araît la ligne ls</text:p>
            <text:p>Et 3 retours à la ligne avec la touche Entrée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ls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| exit 4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xit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exit | cat -e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-e bonjour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| ech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echo que tal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pwd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nv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oui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ui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oui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oui | echo non | echo hola | grep non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oui | echo non | echo hola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 -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/ | echo "hola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d .. |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vietdu91/42_works/minishell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ifconfig | grep ":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ifconfig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grep $USE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grep $USER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whoami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vietdu91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whereis ls | cat -e | cat -e &gt; /tmp/bonjour</text:p>
            <text:p>$&gt; cat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hola'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|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| hola |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| ls |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ola: command not found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| ls | echo hola | rev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aloh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| grep ".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2">
            <text:p>Sort la commande entiere de ls -la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ls -la | grep "'.'"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covered-table-cell/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test.c | cat -e| cat -e| cat -e| cat -e| cat -e| cat -e| cat -e| cat -e|cat -e|cat -e|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est.c$$$$$$$$$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|ls|ls|ls|ls|ls|ls|ls|ls|ls|ls|ls</text:p>
            <text:p>|ls|ls|ls|ls|ls|ls|ls|ls|ls|ls|ls|ls|ls|ls|ls|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 | cat | cat | cat | cat | grep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|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| cat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||| cat</text:p>
          </table:table-cell>
          <table:table-cell table:style-name="ce4"/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</text:p>
            <text:p>unexpected token `|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|o hola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Makefile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[...]</text:p>
            <text:p>$$</text:p>
            <text:p>.PHONY: all clean fclean re$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Makefile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b avec split_to_node lexer_expand.c 120 pb de lexer du coup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srcs | grep srcs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objs/%.o: srcs/%.c$</text:p>
            <text:p>@norminette srcs/*$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pr | head -n 5 | cd file_not_exis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cd: file_not_exist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Makefile | grep pr | head -n 5 |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hello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xport HOLA=bonjour | cat -e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33" office:value-type="string" calcext:value-type="string">
            <text:p>$&gt; unset HOLA | cat -e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xport HOLA | echo hola</text:p>
            <text:p>$&gt; env | grep PROU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table-cell table:style-name="ce4"/>
          <table:table-cell table:style-name="ce33" office:value-type="string" calcext:value-type="string">
            <text:p>$&gt; export | echo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time sleep 3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real 0m3.002s</text:p>
            <text:p>user 0m0.003s</text:p>
            <text:p>sys 0m0.001s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sleep 3 | exi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4"/>
          <table:table-cell table:style-name="ce33" office:value-type="string" calcext:value-type="string">
            <text:p>$&gt; exit | sleep 3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 prompt apparait au bout de 3 seconde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 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table-cell table:style-name="ce4"/>
          <table:table-cell table:style-name="ce33" office:value-type="string" calcext:value-type="string">
            <text:p>$&gt; echo hola &gt; a</text:p>
            <text:p>$&gt; &gt;&gt;b echo que tal</text:p>
            <text:p>$&gt; cat a |&lt;b cat | cat &gt; c | cat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5"/>
          <table:table-cell table:style-name="ce4" table:number-columns-repeated="20"/>
          <table:table-cell table:number-columns-repeated="993"/>
        </table:table-row>
        <table:table-row table:style-name="ro9">
          <table:table-cell table:style-name="ce3" office:value-type="string" calcext:value-type="string" table:number-columns-spanned="1" table:number-rows-spanned="27">
            <text:p>&amp;&amp; 🍒 ||</text:p>
          </table:table-cell>
          <table:table-cell table:style-name="ce33" office:value-type="string" calcext:value-type="string">
            <text:p>$&gt; pwd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||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amp;&amp; echo bonjour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bonjour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bonjour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echo -n bonjour &amp;&amp; echo -n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hola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pwd &amp;&amp;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wd || ls &amp;&amp;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wd &amp;&amp;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|| ls || echo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xport ""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expor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""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;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2"/>
          <table:table-cell table:style-name="ce1" office:value-type="string" calcext:value-type="string">
            <text:p>; cmd not found</text:p>
          </table:table-cell>
          <table:table-cell table:style-name="ce1" office:value-type="string" calcext:value-type="string">
            <text:p>bash: syntax error near</text:p>
            <text:p>unexpected token `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|&amp;;()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&amp;&amp; &lt;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 Marche pour les metacharacters &lt;&gt;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$&gt; cat | echo ||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| echo &amp;&amp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ls ||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&amp;&amp; cat | echo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/>
            <text:p/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xport "" &amp;&amp; unset ""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SPLIT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export: `': not a valid identifi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9"/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4" table:number-columns-repeated="2"/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41">
            <text:p>( PARENTHESES )</text:p>
          </table:table-cell>
          <table:table-cell table:style-name="ce33" office:value-type="string" calcext:value-type="string">
            <text:p>$&gt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 ( ls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) ls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&amp;&amp;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&amp;&amp;pwd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 ( ls ) &amp;&amp;pwd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(ls &amp;&amp; ( ( pwd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srcs 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ls&amp;&amp;((pwd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5">
          <table:covered-table-cell/>
          <table:table-cell table:style-name="ce33" office:value-type="string" calcext:value-type="string">
            <text:p>$&gt; (ls &amp;&amp; pwd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rance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hola ls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hola (ls &amp;&amp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&g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&lt; pwd)</text:p>
            <text:p>$&gt; ls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 Si pwd existe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&lt; 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 Si pwd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 ( ( ( ( pwd) ) ) ) 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(pwd)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1">
          <table:covered-table-cell/>
          <table:table-cell table:style-name="ce33" office:value-type="string" calcext:value-type="string">
            <text:p>(((( ( pwd ) ))))</text:p>
          </table:table-cell>
          <table:table-cell table:style-name="ce1"/>
          <table:table-cell table:style-name="ce19"/>
          <table:table-cell table:style-name="ce22"/>
          <table:table-cell table:style-name="ce4"/>
          <table:table-cell table:style-name="ce1" table:number-columns-repeated="6"/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)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)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pwd (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(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||pwd)&amp;&amp;(l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(lss||pwd)&amp;&amp;(lss||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/home/vietdu91/42_works/minishell</text:p>
            <text:p>bash: lss: command not found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lss&amp;&amp;pwd)&amp;&amp;(lss&amp;&amp;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s: command not found</text:p>
            <text:p>$&gt;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4">
          <table:covered-table-cell/>
          <table:table-cell table:style-name="ce33" office:value-type="string" calcext:value-type="string">
            <text:p>$&gt; (ls &amp;&amp; pwd | wc) &gt; hola</text:p>
            <text:p>$&gt; 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6">
          <table:covered-table-cell/>
          <table:table-cell table:style-name="ce33" office:value-type="string" calcext:value-type="string">
            <text:p>$&gt; (ls &amp;&amp; pwd | wc) &gt;&gt; hola</text:p>
            <text:p>$&gt; echo hey&amp;&amp;(ls &amp;&amp; pwd | wc) &gt; hola</text:p>
            <text:p>$&gt; cat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hey</text:p>
            <text:p>$&gt;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ey &gt; hola</text:p>
            <text:p>$&gt; (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ey &gt; hola</text:p>
            <text:p>$&gt; (ls &amp;&amp;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ey &gt; hola</text:p>
            <text:p>$&gt; (ls -z || pwd | wc) &lt; hola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(ls -z || pwd &amp;&amp; ls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/42_works/minishell</text:p>
            <text:p>crashtest.c Docs Dockers Drawings Makefile minishell philosophers pwd srcs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|| (cat Makefile|grep srcs) &amp;&amp; (pwd|wc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pwd srcs test.c</text:p>
            <text:p>1 1 34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-z &amp;&amp; (ls) &amp;&amp; (pwd)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$&gt;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(ls &gt; Docs/hey &amp;&amp; pwd)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3" office:value-type="string" calcext:value-type="string">
            <text:p>gaga PARENTHESE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1">
          <table:covered-table-cell/>
          <table:table-cell table:style-name="ce33" office:value-type="string" calcext:value-type="string">
            <text:p>$&gt; ls &gt; Docs/hey &amp;&amp; pwd &gt; hola</text:p>
            <text:p>$&gt; cat hola</text:p>
            <text:p>$&gt; cat Docs/hey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  <text:p>crashtest.c</text:p>
            <text:p>Docs</text:p>
            <text:p>[...]</text:p>
            <text:p>srcs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d ../.. &amp;&amp; pwd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(cd ../.. &amp;&amp; pwd) &amp;&amp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</text:p>
            <text:p>/home/vietdu91/42_works/minishell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ls -z || cd ../../..&amp;&amp;pwd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ls -z || (cd ../../..&amp;&amp;pwd)</text:p>
            <text:p>$&gt; pwd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ls: invalid option -- 'z'</text:p>
            <text:p>/home/vietdu91</text:p>
            <text:p>$&gt;</text:p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table-cell table:style-name="ce3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&lt; REDIRECTIONS &gt; 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33" office:value-type="string" calcext:value-type="string">
            <text:p>$&gt; echo hola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que tal &gt;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que tal &gt; /tmp/bonjour</text:p>
            <text:p>$&gt; cat -e /tmp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 que tal$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hey</text:p>
            <text:p>$&gt; echo bonjour &gt; $HOLA</text:p>
            <text:p>$&gt; echo $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1" office:value-type="string" calcext:value-type="string">
            <text:p>Ne fait rien</text:p>
          </table:table-cell>
          <table:table-cell table:style-name="ce4" table:number-columns-repeated="19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whereis grep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ls -la &gt; Docs/bonjour</text:p>
            <text:p>$&gt; cat Do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-rwxr-xr-x 8 vietdu91 [...] crashtest.c</text:p>
            <text:p>[...]</text:p>
            <text:p>$&gt; 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&gt;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pwd &gt;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/home/vietdu91/42_works/minishell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 &l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&gt;&gt; bonjour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bonjour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gt; bonjour | echo hola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prout hola &gt; bonjour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command not found</text:p>
            <text:p>$&gt;</text:p>
            <text:p>bonjour [...]</text:p>
          </table:table-cell>
          <table:table-cell table:style-name="ce1" office:value-type="string" calcext:value-type="string">
            <text:p>127</text:p>
            <text:p>0</text:p>
          </table:table-cell>
          <table:table-cell table:style-name="ce1" office:value-type="string" calcext:value-type="string">
            <text:p>Erreur mais file "bonjour" cree tout de meme</text:p>
          </table:table-cell>
          <table:table-cell table:style-name="ce4" table:number-columns-repeated="19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hello &gt;&gt; hello &gt;&gt; hello</text:p>
            <text:p>$&gt; ls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 &gt;&gt; hello &gt;&gt; hello</text:p>
            <text:p>$&gt; echo hola &gt;&gt; hello</text:p>
            <text:p>$&gt; echo hola &gt; hello &gt;&gt; hello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&gt; hello &gt;&gt; hello &gt; hello</text:p>
            <text:p>$&gt; echo hola &gt;&gt; hello</text:p>
            <text:p>$&gt; echo hola &gt;&gt; hello &gt;&gt; hello 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hello</text:p>
            <text:p>$&gt; echo hola &gt;&gt; hello &gt;&gt; hello &gt;&gt; hello</text:p>
            <text:p>$&gt; echo hola &gt;&gt; hello</text:p>
            <text:p>$&gt; cat &lt;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bonjour &lt;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hello</text:p>
            <text:p>$&gt; echo hey &gt; bonjour</text:p>
            <text:p>$&gt; echo &lt;hello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 bonjour 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 hello 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echo hola &gt;&gt; bonjour &gt;&gt; hello &gt;&gt; bonjour</text:p>
            <text:p>$&gt; cat bonjour</text:p>
            <text:p>$&gt; cat hello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bonjour echo hola bonjour</text:p>
            <text:p>$&gt; cat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bonjour echo &gt; hola&gt;bonjour&gt;hola&gt;&gt;bonjour&gt;hola hey &gt;bonjour hola &gt;hola</text:p>
            <text:p>$&gt; cat bonjour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ey 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hola1 &gt;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bonjour &gt; hola1</text:p>
            <text:p>$&gt; echo hello &gt; hola2</text:p>
            <text:p>$&gt; echo 2 &gt;&gt;hola1 &gt; hola2</text:p>
            <text:p>$&gt; ls</text:p>
            <text:p>$&gt; cat hola1</text:p>
            <text:p>$&gt; cat hola2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 pwd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pwd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 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 Makefile .</text:p>
          </table:table-cell>
          <table:table-cell table:style-name="ce1" office:value-type="string" calcext:value-type="string">
            <text:p>NON GERE</text:p>
          </table:table-cell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.: not enough arguments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r pourquoi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srcs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rcs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../pwd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../pwd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gt;&gt;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rche aussi pour les autres operateurs de redirection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 &lt;&l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pas de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gt;&gt; &gt; &gt;&gt; &lt;&lt; &gt;&gt;</text:p>
          </table:table-cell>
          <table:table-cell table:style-name="ce4"/>
          <table:table-cell table:style-name="ce19"/>
          <table:table-cell table:style-name="ce23" office:value-type="string" calcext:value-type="string">
            <text:p>Alix mauvais message erreur</text:p>
          </table:table-cell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gt;' 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 ls 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: No such file or directory</text:p>
            <text:p>$&gt;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gt; ls1 &lt; ls2</text:p>
            <text:p>$&gt; ls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1" office:value-type="string" calcext:value-type="string"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gt;&gt;hola</text:p>
            <text:p>$&gt; cat hola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bonjour</text:p>
            <text:p>$&gt; cat 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&gt;bonjour</text:p>
            <text:p>$&gt; cat&lt;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&gt; 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bonjour</text:p>
            <text:p>$&gt; cat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 srcs/bonjour</text:p>
            <text:p>$&gt; cat &lt; 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gt;srcs/bonjour</text:p>
            <text:p>$&gt; cat &lt;srcs/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</text:p>
            <text:p>$&gt; rm bonjour</text:p>
            <text:p>$&gt; echo que tal &gt;&gt; bonjour</text:p>
            <text:p>$&gt; cat &lt; bonjour</text:p>
          </table:table-cell>
          <table:table-cell table:style-name="ce4"/>
          <table:table-cell table:style-name="ce19"/>
          <table:table-cell table:style-name="ce22"/>
          <table:table-cell table:style-name="ce4"/>
          <table:table-cell table:style-name="ce1" table:number-columns-repeated="3"/>
          <table:table-cell table:style-name="ce1" office:value-type="string" calcext:value-type="string">
            <text:p>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'c'"h"o hola &gt; bonjour</text:p>
            <text:p>$&gt; cat 'bo'"n"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bonjour\ 1</text:p>
            <text:p>$&gt; ls</text:p>
            <text:p>$&gt; cat bonjour\ 1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bonjour hey</text:p>
            <text:p>$&gt; ls</text:p>
            <text:p>$&gt; cat bonjour</text:p>
            <text:p>$&gt; cat hey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srcs/hello &lt;prout</text:p>
            <text:p>$&gt; cat srcs/bonjour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gt;srcs/hello &lt;prout</text:p>
            <text:p>$&gt; ls srcs</text:p>
            <text:p>$&gt; cat srcs/bonjour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srcs/hello 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rm srcs/bonjour srcs/hello</text:p>
            <text:p>$&gt; &gt;srcs/bonjour &lt;prout &gt;srcs/hello </text:p>
            <text:p>$&gt; ls srcs</text:p>
            <text:p>$&gt; cat srcs/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gt;../hello &lt;prout</text:p>
            <text:p>$&gt; cat ../bonjour ..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gt;../hello &lt;prout</text:p>
            <text:p>$&gt; ls ..</text:p>
            <text:p>$&gt; cat ../bonjour ..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&gt;../bonjour &lt;prout &gt;../hello </text:p>
            <text:p>$&gt; cat ../bonjour </text:p>
            <text:p>$&gt; cat ..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../bonjour</text:p>
            <text:p>$&gt; echo hey &gt; ../hello</text:p>
            <text:p>$&gt; rm ../bonjour ../hello</text:p>
            <text:p>$&gt; &gt;../bonjour &lt;prout &gt;../hello </text:p>
            <text:p>$&gt; ls ..</text:p>
            <text:p>$&gt; cat ../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srcs/hello &lt;prout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gt;&gt;srcs/hello &lt;prout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srcs/hello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gt;&gt;srcs/bonjour &lt;prout &gt;&gt;srcs/hello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cho hola &gt; srcs/bonjour</text:p>
            <text:p>$&gt; echo hey &gt; srcs/hello</text:p>
            <text:p>$&gt; &lt;prout &gt;&gt;srcs/bonjour &gt;&gt;srcs/hello</text:p>
            <text:p>$&gt; cat srcs/bonjour </text:p>
            <text:p>$&gt; cat srcs/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lt;bonjour &gt;hello</text:p>
            <text:p>$&gt; cat bonjour </text:p>
            <text:p>$&gt; cat 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  <text:p>&gt;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gt;hello &lt; prout</text:p>
            <text:p>$&gt; cat bonjour </text:p>
            <text:p>$&gt; cat 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&gt;bonjour &lt;prout hello</text:p>
            <text:p>$&gt; cat bonjour </text:p>
            <text:p>$&gt; cat hello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1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echo hola &gt; bonjour</text:p>
            <text:p>$&gt; echo hey &gt; hello</text:p>
            <text:p>$&gt; rm bonjour hello</text:p>
            <text:p>$&gt; &gt;bonjour &lt;prout hello</text:p>
            <text:p>$&gt; cat bonjour 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prout: No such file or directory</text:p>
            <text:p>$&gt;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1" office:value-type="string" calcext:value-type="string">
            <text:p>Le fichier hello n'existe pas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gt; bonjour</text:p>
            <text:p>$&gt; &lt;bonjour cat | wc &gt; bonjour</text:p>
            <text:p>$&gt; cat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0 0 0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rm -f bonjour</text:p>
            <text:p>$&gt; rm bonjour &gt; bonjour</text:p>
            <text:p>$&gt; ls -l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bonjour': No such file or directory</text:p>
          </table:table-cell>
          <table:table-cell table:style-name="ce1" office:value-type="string" calcext:value-type="string">
            <text:p>0</text:p>
            <text:p>0</text:p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HOLA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"$HOLA"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"HOLA"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HOLA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$HOLA&gt;hey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hey&gt;$HOLA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xport HOLA="bonjour hello"</text:p>
            <text:p>$&gt; &gt;hey&gt;$HOLA&gt;hey&gt;hey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'bonjour hello' hey [...]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export A=hey</text:p>
            <text:p>$&gt; export A B=Hola D E C="Que Tal"</text:p>
            <text:p>$&gt; echo $PROUT$B$C &gt; /tmp/a &gt; /tmp/b &gt; /tmp/c</text:p>
            <text:p>$&gt; cat /tmp/a</text:p>
            <text:p>$&gt; cat /tmp/b</text:p>
            <text:p>$&gt; cat /tmp/c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 table:number-columns-spanned="9" table:number-rows-spanned="1">
            <text:p>!!!!! Contenu du fichier a : "Amour Tu es Horrible"</text:p>
            <text:p>!!!!! Contenu du fichier b : "0123456789"</text:p>
            <text:p>!!!!! Contenu du fichier c : "Prout"</text:p>
          </table:table-cell>
          <table:covered-table-cell table:number-columns-repeated="4"/>
          <table:covered-table-cell table:number-columns-repeated="3" table:style-name="ce3"/>
          <table:covered-table-cell/>
          <table:table-cell table:style-name="ce4" table:number-columns-repeated="21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a cat &lt;b &lt;c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Prout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a cat &lt;b &lt;c</text:p>
            <text:p>$&gt; cat a</text:p>
            <text:p>$&gt; cat b</text:p>
            <text:p>$&gt; cat c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7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 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7">
          <table:covered-table-cell/>
          <table:table-cell table:style-name="ce33" office:value-type="string" calcext:value-type="string">
            <text:p>$&gt; &gt;a ls &gt;b &gt;&gt;c &gt;d</text:p>
            <text:p>$&gt; cat a</text:p>
            <text:p>$&gt; cat b</text:p>
            <text:p>$&gt; cat c</text:p>
            <text:p>$&gt; cat d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$&gt;</text:p>
            <text:p>Prout</text:p>
            <text:p>$&gt;</text:p>
            <text:p>crashtest.c</text:p>
            <text:p>Docs</text:p>
            <text:p>[...]</text:p>
            <text:p>test.c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echo hola &gt; a &gt; b &gt; c</text:p>
            <text:p>$&gt; cat a</text:p>
            <text:p>$&gt; cat b</text:p>
            <text:p>$&gt; cat c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$&gt;</text:p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mkdir dir</text:p>
            <text:p>$&gt; ls -la &gt; dir/bonjour</text:p>
            <text:p>$&gt; cat dir/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total 16</text:p>
            <text:p>drwx------ 2 vietdu91 [...] .</text:p>
            <text:p>drwxrwxewt 51 root [...] ..</text:p>
            <text:p>[...]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a</text:p>
            <text:p>$&gt; cat 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&gt;d cat &lt;a &gt;&gt;e</text:p>
            <text:p>$&gt; cat a</text:p>
            <text:p>$&gt; cat d</text:p>
            <text:p>$&gt; cat e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1" office:value-type="string" calcext:value-type="string">
            <text:p>0</text:p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 a &gt; b cat &gt; hey &gt;&gt; d</text:p>
            <text:p>$&gt; cat d</text:p>
            <text:p>$&gt; ls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Amour Tu Es Horrible</text:p>
            <text:p>$&gt;</text:p>
            <text:p>[...] a b hey d</text:p>
          </table:table-cell>
          <table:table-cell table:style-name="ce1" office:value-type="string" calcext:value-type="string">
            <text:p>0</text:p>
            <text:p>0</text:p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 table:number-columns-spanned="1" table:number-rows-spanned="19">
            <text:p>HEREDOC ⏮️</text:p>
          </table:table-cell>
          <table:table-cell table:style-name="ce33" office:value-type="string" calcext:value-type="string">
            <text:p>$&gt; cat &lt;&lt; ho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/home/vietdu91</text:p>
            <text:p>$&gt; 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'hola'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"hola"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ho"la"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0">
          <table:covered-table-cell/>
          <table:table-cell table:style-name="ce33" office:value-type="string" calcext:value-type="string">
            <text:p>$&gt; cat &lt;&lt; $HOME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cat &lt;&lt; hola &gt; bonjour</text:p>
            <text:p>$&gt; cat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8">
          <table:covered-table-cell/>
          <table:table-cell table:style-name="ce33" office:value-type="string" calcext:value-type="string">
            <text:p>$&gt; cat &lt;&lt; hola | rev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13">
          <table:covered-table-cell/>
          <table:table-cell table:style-name="ce33" office:value-type="string" calcext:value-type="string">
            <text:p>$&gt; &lt;&lt; ho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&lt;&lt;ho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</text:p>
            <text:p>&gt;</text:p>
            <text:p>&gt; 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cat &lt;&lt;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newline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8">
          <table:covered-table-cell/>
          <table:table-cell table:style-name="ce33" office:value-type="string" calcext:value-type="string">
            <text:p>$&gt; cat &lt;&lt; prout &lt;&lt; lol &lt;&lt; koa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9">
          <table:covered-table-cell/>
          <table:table-cell table:style-name="ce33" office:value-type="string" calcext:value-type="string">
            <text:p>$&gt; prout &lt;&lt; lol &lt;&lt; cat &lt;&lt; koa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" office:value-type="float" office:value="127" calcext:value-type="float">
            <text:p>127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hola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"hola"$"b"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&lt;&lt; $"$hola"$$"b"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$hola$$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&lt;&lt; ho$la$"$a"$$"b"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&gt; hola$a$$b</text:p>
            <text:p>&gt; ho$la$a$$nb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echo hola &lt;&lt;&lt;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hola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&lt;&lt;&lt;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echo hola &lt;&lt;&lt;&lt;&lt; bonjour</text:p>
          </table:table-cell>
          <table:table-cell table:style-name="ce4"/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bash: syntax error near unexpected token `&lt;&lt;'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number-columns-repeated="20"/>
          <table:table-cell table:number-columns-repeated="993"/>
        </table:table-row>
        <table:table-row table:style-name="ro11">
          <table:table-cell table:style-name="ce3" office:value-type="string" calcext:value-type="string" table:number-columns-spanned="1" table:number-rows-spanned="6">
            <text:p>WILDCARD ⭐</text:p>
          </table:table-cell>
          <table:table-cell table:style-name="ce33" office:value-type="string" calcext:value-type="string">
            <text:p>$&gt; ls *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Docs Dockers Drawings Makefile minishell philosophers test.c</text:p>
            <text:p/>
            <text:p>Docs:</text:p>
            <text:p>identite.pdf loyer.pdf</text:p>
            <text:p>srcs:</text:p>
            <text:p>main.c utils.c sor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ls *.*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crashtest.c test.c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4">
          <table:covered-table-cell/>
          <table:table-cell table:style-name="ce33" office:value-type="string" calcext:value-type="string">
            <text:p>$&gt; ls *.hola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ls: cannot access '*.hola' : No such file or directory</text:p>
            <text:p>$&gt;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*le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*ee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cat: 'M*ee': No such file or director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5">
          <table:covered-table-cell/>
          <table:table-cell table:style-name="ce33" office:value-type="string" calcext:value-type="string">
            <text:p>$&gt; cat Make*file</text:p>
          </table:table-cell>
          <table:table-cell table:style-name="ce1" office:value-type="string" calcext:value-type="string">
            <text:p>NON GERE</text:p>
          </table:table-cell>
          <table:table-cell table:style-name="ce19" table:number-columns-repeated="2"/>
          <table:table-cell table:style-name="ce4"/>
          <table:table-cell table:style-name="ce1" table:number-columns-repeated="3"/>
          <table:table-cell table:style-name="ce1" office:value-type="string" calcext:value-type="string">
            <text:p>[affiche le Makefile]</text:p>
            <text:p>$&gt;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BONUS]</text:p>
          </table:table-cell>
          <table:table-cell table:style-name="ce4" table:number-columns-repeated="19"/>
          <table:table-cell table:number-columns-repeated="993"/>
        </table:table-row>
        <table:table-row table:style-name="ro1" table:number-rows-repeated="98">
          <table:table-cell table:number-columns-repeated="6"/>
          <table:table-cell table:style-name="ce1" table:number-columns-repeated="3"/>
          <table:table-cell table:number-columns-repeated="1015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1:28:12.901576126</meta:creation-date>
    <dc:date>2023-11-09T15:15:47.504640775</dc:date>
    <meta:editing-duration>PT2H6M1S</meta:editing-duration>
    <meta:editing-cycles>54</meta:editing-cycles>
    <meta:generator>LibreOffice/7.3.7.2$Linux_X86_64 LibreOffice_project/30$Build-2</meta:generator>
    <meta:document-statistic meta:table-count="1" meta:cell-count="2634" meta:object-count="0"/>
  </office:meta>
</office:document-meta>
</file>